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ourier New2" svg:font-family="'Courier New'" style:font-family-generic="modern"/>
    <style:font-face style:name="Palatino1" svg:font-family="Palatino, 'Book Antiqua'" style:font-family-generic="roman"/>
    <style:font-face style:name="Arial4" svg:font-family="Arial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2" svg:font-family="Wingdings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3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3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7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allennetut proseduurit automatisoinnissa ja ajastus</text:span></text:p>
          </draw:text-box>
        </draw:frame>
        <draw:frame draw:name="Content Placeholder 8_7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Mitä kaikkea pystyy tekemään esimerkiksi Microsoft Server:in Transact SQL:llä eli T-SQL:llä?</text:span></text:p>
              </text:list-item>
              <text:list-item>
                <text:p text:style-name="P12"><text:span text:style-name="T6">Mitä tietokantapalvelimen ylläpidossa voisi ajastaa ja siten automatioida työskentelyä?</text:span></text:p>
              </text:list-item>
              <text:list-item>
                <text:p text:style-name="P12"><text:span text:style-name="T6">Minkä avulla ajastus tehdään esimerkiksi Microsoft SQL Server:issä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SQL Server Agent</text:span></text:p>
          </draw:text-box>
        </draw:frame>
        <draw:frame draw:name="Content Placeholder 8_0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Mitä kaikkea SQL Server Agent:illa pystyy tekemään?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Courier New2" svg:font-family="'Courier New'" style:font-family-generic="modern"/>
    <style:font-face style:name="Palatino1" svg:font-family="Palatino, 'Book Antiqua'" style:font-family-generic="roman"/>
    <style:font-face style:name="Arial4" svg:font-family="Arial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2" svg:font-family="Wingdings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1" fo:font-family="Arial" style:font-family-generic="swiss" style:font-pitch="variable" fo:font-size="16pt" fo:language="fi" fo:country="FI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i" fo:country="FI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1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1" fo:font-family="Arial" style:font-family-generic="swiss" style:font-pitch="variable" fo:language="none" fo:country="none" fo:font-weight="bold" style:font-name-asian="Arial1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1" fo:font-family="Arial" style:font-family-generic="swiss" style:font-pitch="variable" fo:font-size="12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2" fo:font-family="'Courier New'" style:font-family-generic="modern" fo:font-size="10pt" fo:language="fi" fo:country="FI" style:font-name-asian="Courier New2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style:font-name-asian="Arial1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4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fi" fo:country="FI" fo:font-style="italic" style:font-name-asian="Arial4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4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3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3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3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3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3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40</meta:editing-cycles>
    <meta:print-date>2020-09-28T07:56:54</meta:print-date>
    <meta:creation-date>2020-11-11T09:16:24</meta:creation-date>
    <dc:date>2024-02-07T13:20:23.523000000</dc:date>
    <meta:editing-duration>PT14H20M31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